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a1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oft-page-break/>GRPC</text:h>
      <text:h text:style-name="Heading_20_1" text:outline-level="1">Android Estudio V3.0.17/Flutter</text:h>
      <text:p text:style-name="Standard"/>
      <text:p text:style-name="Standard">Objetivo:<text:span text:style-name="T4">Microservicios usando http2 de google</text:span></text:p>
      <text:p text:style-name="Standard"/>
      <text:p text:style-name="Standard">F.Creación: 20-5-2018</text:p>
      <text:p text:style-name="Standard"/>
      <text:p text:style-name="P2">Programa:</text:p>
      <text:p text:style-name="P2"/>
      <text:p text:style-name="P2">Fuente:<text:tab/><text:a xlink:type="simple" xlink:href="https://www.genbetadev.com/frameworks/grpc-el-framework-que-cambiara-el-paradigma-de-microservicios-usando-http-2" text:style-name="ListLabel_20_1" text:visited-style-name="ListLabel_20_1"><text:span text:style-name="Internet_20_link">Genbeta</text:span></text:a></text:p>
      <text:p text:style-name="P2"><text:tab/><text:tab/><text:a xlink:type="simple" xlink:href="https://github.com/grpc/grpc-dart" text:style-name="ListLabel_20_1" text:visited-style-name="ListLabel_20_1"><text:span text:style-name="Internet_20_link">Grpc-Dart</text:span></text:a></text:p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1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6-18T11:36:15.930000000</dc:date>
    <meta:editing-duration>PT1H25M6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8" meta:word-count="21" meta:character-count="174" meta:non-whitespace-character-count="1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